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automatic-styles>
    <style:style style:name="Table1" style:family="table">
      <style:table-properties style:width="1.6208in" table:align="left"/>
    </style:style>
    <style:style style:name="Table1.A" style:family="table-column">
      <style:table-column-properties style:column-width="1.6208in"/>
    </style:style>
    <style:style style:name="Table1.A1" style:family="table-cell">
      <style:table-cell-properties style:vertical-align="middle" fo:padding="0.0194in" fo:border="none"/>
    </style:style>
    <style:style style:name="Table2" style:family="table">
      <style:table-properties style:width="6.8771in" fo:margin-left="0.0528in" table:align="left"/>
    </style:style>
    <style:style style:name="Table2.A" style:family="table-column">
      <style:table-column-properties style:column-width="2.2493in"/>
    </style:style>
    <style:style style:name="Table2.B" style:family="table-column">
      <style:table-column-properties style:column-width="2.1306in"/>
    </style:style>
    <style:style style:name="Table2.C" style:family="table-column">
      <style:table-column-properties style:column-width="2.4972in"/>
    </style:style>
    <style:style style:name="Table2.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text-properties officeooo:rsid="001a633e" officeooo:paragraph-rsid="001a633e"/>
    </style:style>
    <style:style style:name="P2" style:family="paragraph" style:parent-style-name="Standard">
      <style:paragraph-properties fo:margin-left="0in" fo:margin-right="0in" fo:text-indent="0in" style:auto-text-indent="false"/>
    </style:style>
    <style:style style:name="P3" style:family="paragraph" style:parent-style-name="Table_20_Heading">
      <style:text-properties fo:font-size="2pt" style:font-size-asian="2pt" style:font-size-complex="2pt"/>
    </style:style>
    <style:style style:name="P4" style:family="paragraph" style:parent-style-name="Standard">
      <style:text-properties officeooo:rsid="001a633e" officeooo:paragraph-rsid="001a633e"/>
    </style:style>
    <style:style style:name="P5" style:family="paragraph" style:parent-style-name="Standard">
      <style:paragraph-properties fo:margin-left="0in" fo:margin-right="0in" fo:margin-top="0in" fo:margin-bottom="0.0972in" style:contextual-spacing="false" fo:orphans="2" fo:widows="2" fo:text-indent="0in" style:auto-text-indent="false"/>
      <style:text-properties fo:font-variant="normal" fo:text-transform="none" fo:color="#0a0a0a" loext:opacity="100%" style:font-name="Google Sans" fo:font-size="10.5pt" fo:letter-spacing="normal" fo:font-style="normal" fo:font-weight="normal" fo:background-color="#f0f2f5" loext:padding="0in" loext:border="none"/>
    </style:style>
    <style:style style:name="P6"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normal"/>
    </style:style>
    <style:style style:name="P7"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style>
    <style:style style:name="P8" style:family="paragraph" style:parent-style-name="Standard">
      <style:paragraph-properties fo:margin-left="0in" fo:margin-right="0in" fo:margin-top="0.3126in" fo:margin-bottom="0.1665in" style:contextual-spacing="false" style:line-height-at-least="0.2917in" fo:orphans="2" fo:widows="2" fo:text-indent="0in" style:auto-text-indent="false" style:writing-mode="lr-tb"/>
      <style:text-properties fo:font-variant="normal" fo:text-transform="none" fo:color="#0a0a0a" loext:opacity="100%" style:font-name="Google Sans" fo:font-size="15pt" fo:letter-spacing="normal" fo:font-style="normal" fo:font-weight="bold"/>
    </style:style>
    <style:style style:name="P9" style:family="paragraph" style:parent-style-name="Text_20_body" style:list-style-name="L1">
      <style:paragraph-properties fo:margin-left="0in" fo:margin-right="0in" fo:margin-top="0in" fo:margin-bottom="0.1665in" style:contextual-spacing="false" style:line-height-at-least="0.25in" fo:orphans="2" fo:widows="2" fo:text-indent="0in" style:auto-text-indent="false" fo:padding="0in" fo:border="none" style:writing-mode="lr-tb"/>
    </style:style>
    <style:style style:name="P10" style:family="paragraph" style:parent-style-name="Text_20_body" style:list-style-name="L1">
      <style:paragraph-properties fo:margin-left="0in" fo:margin-right="0in" fo:margin-top="0in" fo:margin-bottom="0.1665in" style:contextual-spacing="false" style:line-height-at-least="0.25in" fo:orphans="2" fo:widows="2" fo:text-indent="0in" style:auto-text-indent="false" fo:padding="0in" fo:border="none" style:writing-mode="lr-tb"/>
      <style:text-properties fo:font-variant="normal" fo:text-transform="none" fo:color="#0a0a0a" loext:opacity="100%" style:font-name="Google Sans" fo:font-size="12pt" fo:letter-spacing="normal" fo:font-style="normal" fo:font-weight="normal"/>
    </style:style>
    <style:style style:name="P11" style:family="paragraph" style:parent-style-name="Text_20_body">
      <style:paragraph-properties fo:margin-left="0in" fo:margin-right="0in" fo:margin-top="0.3126in" fo:margin-bottom="0.1665in" style:contextual-spacing="false" style:line-height-at-least="0.2917in" fo:orphans="2" fo:widows="2" fo:text-indent="0in" style:auto-text-indent="false" style:writing-mode="lr-tb"/>
      <style:text-properties fo:font-variant="normal" fo:text-transform="none" fo:color="#0a0a0a" loext:opacity="100%" style:font-name="Google Sans" fo:font-size="15pt" fo:letter-spacing="normal" fo:font-style="normal" fo:font-weight="bold"/>
    </style:style>
    <style:style style:name="P12" style:family="paragraph" style:parent-style-name="Text_20_body">
      <style:paragraph-properties fo:margin-left="0in" fo:margin-right="0in" fo:margin-top="0.1665in" fo:margin-bottom="0.1665in" style:contextual-spacing="false" style:line-height-at-least="0.25in" fo:orphans="2" fo:widows="2" fo:text-indent="0in" style:auto-text-indent="false" style:writing-mode="lr-tb"/>
    </style:style>
    <style:style style:name="P13" style:family="paragraph" style:parent-style-name="Text_20_body">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normal"/>
    </style:style>
    <style:style style:name="P14" style:family="paragraph" style:parent-style-name="Text_20_body" style:list-style-name="L2">
      <style:paragraph-properties fo:margin-left="0in" fo:margin-right="0in" fo:margin-top="0in" fo:margin-bottom="0.1665in" style:contextual-spacing="false" style:line-height-at-least="0.25in" fo:orphans="2" fo:widows="2" fo:text-indent="0in" style:auto-text-indent="false" fo:padding="0in" fo:border="none" style:writing-mode="lr-tb"/>
    </style:style>
    <style:style style:name="P15" style:family="paragraph" style:parent-style-name="Text_20_body" style:list-style-name="L3">
      <style:paragraph-properties fo:margin-left="0in" fo:margin-right="0in" fo:margin-top="0in" fo:margin-bottom="0.1665in" style:contextual-spacing="false" style:line-height-at-least="0.25in" fo:orphans="2" fo:widows="2" fo:text-indent="0in" style:auto-text-indent="false" fo:padding="0in" fo:border="none" style:writing-mode="lr-tb"/>
    </style:style>
    <style:style style:name="P16" style:family="paragraph" style:parent-style-name="Text_20_body">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333d42" loext:opacity="100%" style:font-name="apple-system" fo:font-size="10.5pt" fo:letter-spacing="normal" fo:font-style="normal" fo:font-weight="normal" officeooo:paragraph-rsid="001af5fb"/>
    </style:style>
    <style:style style:name="P17" style:family="paragraph" style:parent-style-name="Text_20_body">
      <style:paragraph-properties fo:margin-top="0.1665in" fo:margin-bottom="0.1665in" style:contextual-spacing="false" style:line-height-at-least="0.25in"/>
      <style:text-properties fo:color="#0a0a0a" loext:opacity="100%" style:font-name="Google Sans"/>
    </style:style>
    <style:style style:name="P18" style:family="paragraph" style:parent-style-name="Text_20_body">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normal" officeooo:paragraph-rsid="001af5fb"/>
    </style:style>
    <style:style style:name="T1" style:family="text">
      <style:text-properties officeooo:rsid="00191223"/>
    </style:style>
    <style:style style:name="T2" style:family="text">
      <style:text-properties fo:font-variant="normal" fo:text-transform="none" fo:color="#0a0a0a" loext:opacity="100%" style:font-name="Google Sans" fo:font-size="12pt" fo:letter-spacing="normal" fo:font-style="normal" fo:font-weight="bold"/>
    </style:style>
    <style:style style:name="T3" style:family="text">
      <style:text-properties fo:font-variant="normal" fo:text-transform="none" fo:color="#0a0a0a" loext:opacity="100%" style:font-name="Google Sans" fo:font-size="12pt" fo:letter-spacing="normal" fo:font-style="normal" fo:font-weight="normal"/>
    </style:style>
    <style:style style:name="T4" style:family="text">
      <style:text-properties fo:font-size="14pt" fo:font-weight="bold" officeooo:rsid="001b9762" style:font-size-asian="14pt" style:font-weight-asian="bold" style:font-size-complex="14pt" style:font-weight-complex="bold"/>
    </style:style>
    <style:style style:name="T5" style:family="text">
      <style:text-properties fo:font-family="monospac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AI answers 11/2025</text:p>
      <text:p text:style-name="P1"/>
      <text:p text:style-name="P2">The jobs in <text:bookmark text:name="ZywSabrJFNL20PEP7aTF4Q8_1"/><text:span text:style-name="T1">New Mexico </text:span>the highest number of employees, which command an hourly wage above the state's average, fall under the <text:span text:style-name="Strong_20_Emphasis">Office and Administrative Support</text:span> occupational group. </text:p>
      <text:p text:style-name="Standard">Top High-Volume Job Groups and Hourly Wages in New Mexico</text:p>
      <text:p text:style-name="Standard"/>
      <table:table table:name="Table1" table:style-name="Table1">
        <table:table-column table:style-name="Table1.A"/>
        <table:table-row>
          <table:table-cell table:style-name="Table1.A1" office:value-type="string">
            <text:p text:style-name="Table_20_Heading">Occupational Group </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3"/>
          </table:table-cell>
          <table:table-cell table:style-name="Table2.A1" office:value-type="string">
            <text:p text:style-name="Table_20_Heading">Percent of Total NM Employment</text:p>
          </table:table-cell>
          <table:table-cell table:style-name="Table2.A1" office:value-type="string">
            <text:p text:style-name="Table_20_Heading">Average Hourly Wage</text:p>
          </table:table-cell>
        </table:table-row>
        <table:table-row>
          <table:table-cell table:style-name="Table2.A1" office:value-type="string">
            <text:p text:style-name="Table_20_Contents"><text:span text:style-name="Strong_20_Emphasis">Office and Administrative Support</text:span></text:p>
          </table:table-cell>
          <table:table-cell table:style-name="Table2.A1" office:value-type="string">
            <text:p text:style-name="Table_20_Contents"><text:span text:style-name="Strong_20_Emphasis">13.5% (Largest)</text:span></text:p>
          </table:table-cell>
          <table:table-cell table:style-name="Table2.A1" office:value-type="string">
            <text:p text:style-name="Table_20_Contents"><text:span text:style-name="Strong_20_Emphasis">~$11.89</text:span></text:p>
          </table:table-cell>
        </table:table-row>
        <table:table-row>
          <table:table-cell table:style-name="Table2.A1" office:value-type="string">
            <text:p text:style-name="Table_20_Contents">Food Preparation and Serving-Related</text:p>
          </table:table-cell>
          <table:table-cell table:style-name="Table2.A1" office:value-type="string">
            <text:p text:style-name="Table_20_Contents">9.6% (Second Largest)</text:p>
          </table:table-cell>
          <table:table-cell table:style-name="Table2.A1" office:value-type="string">
            <text:p text:style-name="Table_20_Contents">~$7.30 (Note: this is below average wage)</text:p>
          </table:table-cell>
        </table:table-row>
        <table:table-row>
          <table:table-cell table:style-name="Table2.A1" office:value-type="string">
            <text:p text:style-name="Table_20_Contents">Sales and Related</text:p>
          </table:table-cell>
          <table:table-cell table:style-name="Table2.A1" office:value-type="string">
            <text:p text:style-name="Table_20_Contents">~10%</text:p>
          </table:table-cell>
          <table:table-cell table:style-name="Table2.A1" office:value-type="string">
            <text:p text:style-name="Table_20_Contents">~$11.97 (Note: this is around average wage)</text:p>
          </table:table-cell>
        </table:table-row>
        <table:table-row>
          <table:table-cell table:style-name="Table2.A1" office:value-type="string">
            <text:p text:style-name="Table_20_Contents">Healthcare Support</text:p>
          </table:table-cell>
          <table:table-cell table:style-name="Table2.A1" office:value-type="string">
            <text:p text:style-name="Table_20_Contents">~4.3%</text:p>
          </table:table-cell>
          <table:table-cell table:style-name="Table2.A1" office:value-type="string">
            <text:p text:style-name="Table_20_Contents">~$9.96 (Note: this is below average wage)</text:p>
          </table:table-cell>
        </table:table-row>
        <table:table-row>
          <table:table-cell table:style-name="Table2.A1" office:value-type="string">
            <text:p text:style-name="Table_20_Contents">Transportation and Material Moving</text:p>
          </table:table-cell>
          <table:table-cell table:style-name="Table2.A1" office:value-type="string">
            <text:p text:style-name="Table_20_Contents">~6.3%</text:p>
          </table:table-cell>
          <table:table-cell table:style-name="Table2.A1" office:value-type="string">
            <text:p text:style-name="Table_20_Contents">~$12.44</text:p>
          </table:table-cell>
        </table:table-row>
        <table:table-row>
          <table:table-cell table:style-name="Table2.A1" office:value-type="string">
            <text:p text:style-name="Table_20_Contents">Production</text:p>
          </table:table-cell>
          <table:table-cell table:style-name="Table2.A1" office:value-type="string">
            <text:p text:style-name="Table_20_Contents">~4.3%</text:p>
          </table:table-cell>
          <table:table-cell table:style-name="Table2.A1" office:value-type="string">
            <text:p text:style-name="Table_20_Contents">~$12.69</text:p>
          </table:table-cell>
        </table:table-row>
        <table:table-row>
          <table:table-cell table:style-name="Table2.A1" office:value-type="string">
            <text:p text:style-name="Table_20_Contents">Management Occupations</text:p>
          </table:table-cell>
          <table:table-cell table:style-name="Table2.A1" office:value-type="string">
            <text:p text:style-name="Table_20_Contents">6.0%</text:p>
          </table:table-cell>
          <table:table-cell table:style-name="Table2.A1" office:value-type="string">
            <text:p text:style-name="Table_20_Contents">~$31.25</text:p>
          </table:table-cell>
        </table:table-row>
      </table:table>
      <text:p text:style-name="Standard"/>
      <text:p text:style-name="P4">Question:</text:p>
      <text:p text:style-name="Standard"/>
      <text:p text:style-name="P5">over the next 5 years what is projected how AI and robots will effect these jobs: Office and Administrative Support</text:p>
      <text:p text:style-name="P6">Over the next five years (through approximately 2030), </text:p>
      <text:p text:style-name="P7"><text:span text:style-name="Strong_20_Emphasis"><text:span text:style-name="T2">AI and robotics are projected to have a significant, disruptive impact on Office and Administrative Support jobs</text:span></text:span><text:span text:style-name="T3">, primarily by . This will likely result in a decline in demand for some traditional roles, while transforming others to require more human-centric and tech-integrated skills. </text:span></text:p>
      <text:p text:style-name="P8">Projected Effects: 2025–2030 </text:p>
      <text:list text:style-name="L1">
        <text:list-item>
          <text:p text:style-name="P9"><text:span text:style-name="Strong_20_Emphasis"><text:span text:style-name="T2">Automation of Routine Tasks:</text:span></text:span><text:span text:style-name="T3"> AI is highly capable of handling predictable and rules-based tasks that are common in administrative roles, such as data entry, scheduling, processing expense reports, managing travel itineraries, and basic customer service inquiries. Conversational AI agents are increasingly handling calls and messages, reducing the need for human intervention in these areas.</text:span></text:p>
        </text:list-item>
        <text:list-item>
          <text:p text:style-name="P9"><text:span text:style-name="Strong_20_Emphasis"><text:span text:style-name="T2">Job Displacement and Decline:</text:span></text:span><text:span text:style-name="T3"> Roles heavily reliant on these automatable tasks are at high risk of decline. The World Economic Forum and other reports project significant losses in "record-keeping and administrative" roles, including:</text:span></text:p>
          <text:list>
            <text:list-item>
              <text:p text:style-name="P10">Secretaries and administrative assistants</text:p>
            </text:list-item>
            <text:list-item>
              <text:p text:style-name="P10">Clerical clerks</text:p>
            </text:list-item>
            <text:list-item>
              <text:p text:style-name="P10">Data entry clerks</text:p>
            </text:list-item>
            <text:list-item>
              <text:p text:style-name="P10">Receptionists</text:p>
            </text:list-item>
            <text:list-item>
              <text:p text:style-name="P10">Customer service representatives</text:p>
            </text:list-item>
          </text:list>
        </text:list-item>
        <text:list-item>
          <text:p text:style-name="P9"><text:span text:style-name="Strong_20_Emphasis"><text:span text:style-name="T2">Role Transformation and Upskilling:</text:span></text:span><text:span text:style-name="T3"> For remaining workers, job roles will be redesigned to focus on tasks that AI and robots struggle with, such as creativity, emotional intelligence, complex problem-solving, and strategic oversight. For example, administrative assistants may shift from managing schedules to more strategic and creative tasks, utilizing AI tools as assistants rather than being replaced by them.</text:span></text:p>
        </text:list-item>
        <text:list-item>
          <text:p text:style-name="P9"><text:span text:style-name="Strong_20_Emphasis"><text:span text:style-name="T2">Shift in Required Skills:</text:span></text:span><text:span text:style-name="T3"> The demand for basic digital skills will accelerate, and there will be a growing need for social, emotional, and higher cognitive skills. Workers who can manage, troubleshoot, and work alongside AI systems (human-AI collaboration) will be in high demand. </text:span></text:p>
        </text:list-item>
      </text:list>
      <text:p text:style-name="P11">Summary Outlook</text:p>
      <text:p text:style-name="P12"><text:span text:style-name="T3">The future for the Office and Administrative Support sector is less about mass unemployment and more about a </text:span><text:span text:style-name="Strong_20_Emphasis"><text:span text:style-name="T2">significant shift in the nature of the work itself</text:span></text:span><text:span text:style-name="T3">. While the transition will be challenging, especially for workers without access to reskilling opportunities, adapting to new technologies and developing uniquely human skills will be crucial for long-term career viability. </text:span></text:p>
      <text:p text:style-name="P13">Workers in this field are encouraged to pursue continuous learning, focus on developing soft skills, and learn to leverage AI tools to augment their capabilities. Resources for training and development can often be found through educational institutions or employer-provided programs. </text:p>
      <text:p text:style-name="P4">Question:</text:p>
      <text:p text:style-name="P5"/>
      <text:p text:style-name="P5">over the next 5 years what is projected how AI and robots will effect these jobs: Food Preparation and Serving-Related</text:p>
      <text:p text:style-name="P6">Over the next five years (2025-2030), artificial intelligence (AI) and robotics are projected to significantly change </text:p>
      <text:p text:style-name="P7"><text:span text:style-name="Strong_20_Emphasis"><text:span text:style-name="T2">food preparation and serving-related jobs</text:span></text:span><text:span text:style-name="T3">, primarily by </text:span><text:span text:style-name="Strong_20_Emphasis"><text:span text:style-name="T2">automating repetitive tasks, enhancing operational efficiency, and transforming existing roles rather than eliminating human workers entirely</text:span></text:span><text:span text:style-name="T3">. </text:span></text:p>
      <text:p text:style-name="P8">Key Impacts on Job Roles</text:p>
      <text:list text:style-name="L2">
        <text:list-item>
          <text:p text:style-name="P14"><text:span text:style-name="Strong_20_Emphasis"><text:span text:style-name="T2">Automation of Repetitive Tasks</text:span></text:span><text:span text:style-name="T3">: Many routine, manual tasks are highly susceptible to automation. Robotic systems are increasingly handling jobs like chopping vegetables, grilling burgers, assembling pizzas, and managing inventory. Self-ordering kiosks and AI-powered chatbots for reservations are becoming commonplace, reducing the need for human staff in basic order-taking and customer service roles.</text:span></text:p>
        </text:list-item>
        <text:list-item>
          <text:p text:style-name="P14"><text:span text:style-name="Strong_20_Emphasis"><text:span text:style-name="T2">Evolution of Human Roles</text:span></text:span><text:span text:style-name="T3">: Rather than disappearing, human jobs will evolve. Staff will focus more on tasks requiring a "human touch," such as providing exceptional customer service, ensuring food quality, managing complex situations, and creating memorable dining experiences.</text:span></text:p>
        </text:list-item>
        <text:list-item>
          <text:p text:style-name="P14"><text:span text:style-name="Strong_20_Emphasis"><text:span text:style-name="T2">Increased Need for Digital Skills</text:span></text:span><text:span text:style-name="T3">: Workers and managers will need to develop digital skills and AI literacy to work alongside new technologies. Skills in data interpretation, tech oversight, and robotics maintenance will become increasingly important.</text:span></text:p>
        </text:list-item>
        <text:list-item>
          <text:p text:style-name="P14"><text:span text:style-name="Strong_20_Emphasis"><text:span text:style-name="T2">Shift in Management Focus</text:span></text:span><text:span text:style-name="T3">: Managers will spend less time on routine administrative work like shift scheduling and inventory management (which AI can handle) and more time on strategic decisions, oversight, and face-to-face customer engagement. </text:span></text:p>
        </text:list-item>
      </text:list>
      <text:p text:style-name="P11">Industry Changes</text:p>
      <text:list text:style-name="L3">
        <text:list-item>
          <text:p text:style-name="P15"><text:span text:style-name="Strong_20_Emphasis"><text:span text:style-name="T2">Improved Efficiency and Reduced Waste</text:span></text:span><text:span text:style-name="T3">: AI algorithms will become crucial for demand forecasting, which helps restaurants order just enough ingredients, significantly reducing food waste and cutting costs. AI also aids in process optimization and quality control, ensuring consistency and safety in food preparation.</text:span></text:p>
        </text:list-item>
        <text:list-item>
          <text:p text:style-name="P15"><text:span text:style-name="Strong_20_Emphasis"><text:span text:style-name="T2">Personalization</text:span></text:span><text:span text:style-name="T3">: AI will analyze customer data to provide personalized menu recommendations and loyalty perks, enhancing the customer experience.</text:span></text:p>
        </text:list-item>
        <text:list-item>
          <text:p text:style-name="P15"><text:span text:style-name="Strong_20_Emphasis"><text:span text:style-name="T2">Scalable Automation</text:span></text:span><text:span text:style-name="T3">: While large chains are leading the investment in advanced robotic chefs, more affordable, "plug-and-play" AI and automation solutions (like basic ordering systems or inventory software) are becoming available for smaller businesses. </text:span></text:p>
        </text:list-item>
      </text:list>
      <text:p text:style-name="P13">In essence, the next five years will see a significant integration of AI and robotics in the food service industry, leading to a more efficient, technology-driven environment where human workers transition to more high-value, customer-centric, and tech-oversight roles.</text:p>
      <text:p text:style-name="P16"><text:a xlink:type="simple" xlink:href="../../../../var/www/html/index.html" text:style-name="Internet_20_link" text:visited-style-name="Visited_20_Internet_20_Link"><text:span text:style-name="T4">Home</text:span></text:a></text:p>
      <text:p text:style-name="P17"><text:line-break/></text:p>
      <text:p text:style-name="P18"/>
      <text:p text:style-name="P18"><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1:19:01.996570362</meta:creation-date>
    <dc:date>2025-11-16T09:21:20.169746447</dc:date>
    <meta:editing-duration>PT53M13S</meta:editing-duration>
    <meta:editing-cycles>5</meta:editing-cycles>
    <meta:generator>LibreOffice/25.2.7.2$Linux_X86_64 LibreOffice_project/520$Build-2</meta:generator>
    <meta:document-statistic meta:table-count="2" meta:image-count="0" meta:object-count="0" meta:page-count="1" meta:paragraph-count="60" meta:word-count="858" meta:character-count="5991" meta:non-whitespace-character-count="5196"/>
  </office:meta>
</office:document-meta>
</file>